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Heading_20_2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 text:name="docs-internal-guid-c9682bd7-4977-bfb7-e6ba-6d9c6b70d30e"/>Demande de congé</text:h>
      <text:p text:style-name="P1">Gestion d’un workflow de demande de congé pour les salariés Simplon.</text:p>
      <text:p text:style-name="P1">Un salarié demande un congé à son N+1, Cette demande suit une chaîne de validation.</text:p>
      <text:p text:style-name="P1">Le salarié peut consulter l’avancée de sa demande, et reçoit un mail d’acceptation/refus.</text:p>
      <text:p text:style-name="P1">Les RH ont un référentiel pour décompter les congés du BS. </text:p>
      <text:p text:style-name="Text_20_body"/>
      <text:p text:style-name="P1">Fonctionnalités</text:p>
      <text:list xml:id="list8453163661920419734" text:style-name="L1">
        <text:list-item>
          <text:p text:style-name="P2">identification</text:p>
        </text:list-item>
        <text:list-item>
          <text:p text:style-name="P2">administration des employés</text:p>
        </text:list-item>
        <text:list-item>
          <text:p text:style-name="P2">création de la chaîne de validation</text:p>
        </text:list-item>
        <text:list-item>
          <text:p text:style-name="P2">demande de congé</text:p>
        </text:list-item>
        <text:list-item>
          <text:p text:style-name="P2">suivi de la demande</text:p>
        </text:list-item>
        <text:list-item>
          <text:p text:style-name="P2">validation de la demande à chaque niveau</text:p>
        </text:list-item>
        <text:list-item>
          <text:p text:style-name="P2">consultation des demandes pour une équipe</text:p>
        </text:list-item>
        <text:list-item>
          <text:p text:style-name="P2">envoi de mail</text:p>
        </text:list-item>
        <text:list-item>
          <text:p text:style-name="P2">maj du calendrier google agenda</text:p>
        </text:list-item>
        <text:list-item>
          <text:p text:style-name="P2">Création d’un rapport pour la RH chaque moi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 C</meta:initial-creator>
    <meta:creation-date>2017-04-07T19:31:12.72</meta:creation-date>
    <meta:document-statistic meta:table-count="0" meta:image-count="0" meta:object-count="0" meta:page-count="1" meta:paragraph-count="16" meta:word-count="110" meta:character-count="621"/>
    <dc:date>2017-04-07T19:31:31.73</dc:date>
    <dc:creator>F C</dc:creator>
    <meta:editing-duration>PT19S</meta:editing-duration>
    <meta:editing-cycles>1</meta:editing-cycles>
    <meta:generator>OpenOffice/4.1.3$Win32 OpenOffice.org_project/413m1$Build-9783</meta:generator>
  </office:meta>
</office:document-meta>
</file>